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14pt" fo:font-style="italic" fo:font-weight="normal"/>
    </style:style>
    <style:style style:family="text" style:name="T2" style:display-name="T2">
      <style:text-properties fo:font-weight="normal"/>
    </style:style>
    <style:style style:family="text" style:name="T3" style:display-name="T3">
      <style:text-properties fo:font-style="italic" fo:font-weight="normal"/>
    </style:style>
    <style:style style:family="text" style:name="T4" style:display-name="T4">
      <style:text-properties fo:font-style="italic"/>
    </style:style>
    <style:style style:family="paragraph" style:name="P10" style:display-name="P10" style:list-style-name="L3">
      <style:paragraph-properties fo:text-indent="0.000000cm" fo:widows="2" fo:orphans="2" fo:margin-left="0.635000cm" style:writing-mode="lr"/>
      <style:text-properties style:font-name="Liberation Serif" fo:font-size="12pt" fo:language="en" fo:country="US" fo:font-weight="normal"/>
    </style:style>
    <style:style style:family="paragraph" style:name="P11" style:display-name="P11" style:list-style-name="L3">
      <style:paragraph-properties fo:text-indent="0.000000cm" fo:widows="2" fo:orphans="2" fo:margin-left="1.270000cm" style:writing-mode="lr"/>
      <style:text-properties style:font-name="Liberation Serif" fo:font-size="12pt" fo:language="en" fo:country="US" fo:font-weight="normal"/>
    </style:style>
    <style:style style:family="paragraph" style:name="P12" style:display-name="P12" style:parent-style-name="Normal">
      <style:text-properties fo:font-size="14pt" fo:font-weight="normal"/>
    </style:style>
    <style:style style:family="paragraph" style:name="P13" style:display-name="P13" style:parent-style-name="Normal">
      <style:text-properties fo:font-size="12pt" fo:font-weight="bold"/>
    </style:style>
    <style:style style:family="paragraph" style:name="P1" style:display-name="P1" style:parent-style-name="Normal">
      <style:paragraph-properties fo:break-before="page"/>
      <style:text-properties fo:font-size="16pt"/>
    </style:style>
    <style:style style:family="paragraph" style:name="P2" style:display-name="P2" style:parent-style-name="Normal">
      <style:text-properties fo:font-size="13pt" fo:font-style="italic"/>
    </style:style>
    <style:style style:family="paragraph" style:name="P3" style:display-name="P3" style:parent-style-name="Normal"/>
    <style:style style:family="paragraph" style:name="P4" style:display-name="P4" style:parent-style-name="Normal">
      <style:text-properties fo:font-size="14pt" fo:font-style="italic" fo:font-weight="normal"/>
    </style:style>
    <style:style style:family="paragraph" style:name="P5" style:display-name="P5" style:parent-style-name="Normal">
      <style:text-properties fo:font-size="12pt" fo:font-style="italic" fo:font-weight="normal"/>
    </style:style>
    <style:style style:family="paragraph" style:name="P6" style:display-name="P6" style:list-style-name="L1">
      <style:paragraph-properties fo:text-indent="0.000000cm" fo:widows="2" fo:orphans="2" fo:margin-left="0.635000cm" style:writing-mode="lr"/>
      <style:text-properties style:font-name="Liberation Serif" fo:font-size="12pt" fo:language="en" fo:country="US"/>
    </style:style>
    <style:style style:family="paragraph" style:name="P7" style:display-name="P7" style:parent-style-name="Normal">
      <style:text-properties fo:font-size="12pt"/>
    </style:style>
    <style:style style:family="paragraph" style:name="P8" style:display-name="P8" style:parent-style-name="Normal">
      <style:text-properties fo:font-size="12pt" fo:font-weight="normal"/>
    </style:style>
    <style:style style:family="paragraph" style:name="P9" style:display-name="P9" style:list-style-name="L2">
      <style:paragraph-properties fo:text-indent="0.000000cm" fo:widows="2" fo:orphans="2" fo:margin-left="0.635000cm" style:writing-mode="lr"/>
      <style:text-properties style:font-name="Liberation Serif" fo:font-size="12pt" fo:language="en" fo:country="US" fo:font-weight="normal"/>
    </style:style>
    <style:style style:family="paragraph" style:name="P14" style:display-name="P14" style:list-style-name="L4">
      <style:paragraph-properties fo:text-indent="0.000000cm" fo:widows="2" fo:orphans="2" fo:margin-left="0.635000cm" style:writing-mode="lr"/>
      <style:text-properties style:font-name="Liberation Serif" fo:font-size="12pt" fo:language="en" fo:country="US" fo:font-weight="bold"/>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number text:level="1" style:num-format="1">
        <style:list-level-properties fo:text-indent="0.000000cm" text:space-before="0cm" text:min-label-width="0.635000cm" fo:margin-left="0.635000cm"/>
      </text:list-level-style-number>
    </text:list-style>
    <text:list-style style:name="L2">
      <text:list-level-style-number text:level="1" style:num-format="1">
        <style:list-level-properties fo:text-indent="0.000000cm" text:space-before="0cm" text:min-label-width="0.635000cm" fo:margin-left="0.635000cm"/>
      </text:list-level-style-number>
    </text:list-style>
    <text:list-style style:name="L3">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4">
      <text:list-level-style-number text:level="1" style:num-format="1">
        <style:list-level-properties fo:text-indent="0.000000cm" text:space-before="0cm" text:min-label-width="0.635000cm" fo:margin-left="0.635000cm"/>
      </text:list-level-style-number>
    </text:list-style>
  </office:automatic-styles>
  <office:body>
    <office:text>
      <text:section text:style-name="Sect1" text:name="Section1">
        <text:p text:style-name="P1"> Question 4</text:p>
        <text:p text:style-name="P2">4.1Whitch points need clarification first?</text:p>
        <text:p text:style-name="P3"/>
        <text:p text:style-name="P3">It is obvious that many requirements maintain a depedency over other requirements , and is impossible to specify them if we dont specify ther depedencies first .</text:p>
        <text:p text:style-name="P4">4.1.2:What we mean with the word “dependency”?</text:p>
        <text:p text:style-name="P5">With the word dependency we mean a logical connection between two requirements such that without the details of one it is impossible to specify the other<text:tab/>.</text:p>
        <text:p text:style-name="P5"/>
        <text:p text:style-name="P4">4.2:Main Parts-Legal Constraint Dependencies</text:p>
        <text:p text:style-name="P3">As the analysis progresses , a dependency diagram will be created to reflect the actual needs of the customer. </text:p>
        <text:p text:style-name="P3">As previously sad in Question 3 , There are some constraints that need to disquiss with our client, in a nutshell , the main parts of the Question 3 are</text:p>
        <text:list text:style-name="L1">
          <text:list-item>
            <text:p text:style-name="P6">Copyright Issues</text:p>
          </text:list-item>
          <text:list-item>
            <text:p text:style-name="P6">Legal Issues</text:p>
          </text:list-item>
          <text:list-item>
            <text:p text:style-name="P6">Data issues(GDPR)</text:p>
          </text:list-item>
          <text:list-item>
            <text:p text:style-name="P6">Ownership Issues</text:p>
          </text:list-item>
          <text:list-item>
            <text:p text:style-name="P6">Profit policy(Profit or non-profit)</text:p>
          </text:list-item>
          <text:list-item>
            <text:p text:style-name="P6">Source code distribution policy(Open source vs Closed Source)</text:p>
          </text:list-item>
          <text:list-item>
            <text:p text:style-name="P6">Maintenance Issues </text:p>
          </text:list-item>
        </text:list>
        <text:p text:style-name="P3">it is obvious that some requirements maintain a dependency relation , the initial diagram follows…</text:p>
        <text:p text:style-name="P3"><text:p><draw:frame text:anchor-type="paragraph" svg:x="1.9508in" svg:y="0.0898in" draw:z-index="0" draw:style-name="graphic1" svg:width="3.2819in" svg:height="3.211in"><draw:image xlink:href="Pictures/0" xlink:type="simple" xlink:show="embed" xlink:actuate="onLoad"/></draw:frame></text: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text:span text:style-name="T1">4.3:Copyright Constraints</text:span></text:p>
        <text:p text:style-name="P7"><text:span text:style-name="T2">The first dependency we need to examine is the Copyright constraint . In order to be able to specify the constraint on Copyright , at first we need to point the person/organization where our final product will belong to. It will be the teacher?the university the teacher works? The Association of Universities? So it becomes clear that we need to specify the Ownership of the final product in order to specify copyright issues.</text:span></text:p>
        <text:p text:style-name="P7"><text:span text:style-name="T2">Secondly, in order to specify the Copyright , it is essential to make clear what profit policy we have . It will be a paid game? It will be free to all students? It will be free to anyone? .So we can say that there is a strong logical relationship of the </text:span><text:span text:style-name="T3">profit policy </text:span><text:span text:style-name="T2">and the </text:span><text:span text:style-name="T3">copyright</text:span><text:span text:style-name="T2"> issues.</text:span></text:p>
        <text:p text:style-name="P7"><text:span text:style-name="T2">Thirdly , we can associate the source code distribution policy with copyright issues . This is a </text:span><text:span text:style-name="T3">very </text:span><text:span text:style-name="T2">strong relationship , because a decision of different source code distribution may affect the whole body of the copyright notice.</text:span></text:p>
        <text:p text:style-name="P7"><text:span text:style-name="T2">Additionally , we need to be very careful with the context of the game , something that is not a constraint but a requirement and will be further analysed later . We refer it here because the copyright is a constraint rather a requirement . So we need to expicity explain why we need to take care the context when we creating the copyright notice. Because the game is about history may someone claim that the context of their history book are stolen . We need carefully study the facts of the history and remain context-neutral of any of our sources.</text:span></text:p>
        <text:p text:style-name="P8">This Context→Copyright issues can be extended further into , and include and the Data→Copyright issues . What data we store in our game? It is copyrighted data? We can define as data the following</text:p>
        <text:list text:style-name="L2">
          <text:list-item>
            <text:p text:style-name="P9">The main character dialogs</text:p>
          </text:list-item>
          <text:list-item>
            <text:p text:style-name="P9">The Story description</text:p>
          </text:list-item>
          <text:list-item>
            <text:p text:style-name="P9">Even the title of the game</text:p>
          </text:list-item>
          <text:list-item>
            <text:p text:style-name="P9">Also and potentially sensitive data(on the users accounts) </text:p>
          </text:list-item>
        </text:list>
        <text:p text:style-name="P8">This data needs to be copyright-free.</text:p>
        <text:p text:style-name="P8">Lastly , we need to consider what is Legal and what not. For example the new GDPR Act place constraints on data we can save (for example , in high score table) and enforces strict security policies on them . There is a deep relationship between the Legal Constraints and the Data/Context/Security constraints , the following diagram make it clear</text:p>
        <text:p text:style-name="P4"><text:p><draw:frame text:anchor-type="paragraph" draw:z-index="0" draw:style-name="graphic1" svg:width="6.6929in" svg:height="3.8693in"><draw:image xlink:href="Pictures/1" xlink:type="simple" xlink:show="embed" xlink:actuate="onLoad"/></draw:frame></text:p></text:p>
        <text:p text:style-name="P7"><text:span text:style-name="T1">4.4:Introducing levels</text:span></text:p>
        <text:p text:style-name="P8">The levels existing in the diagram serves a very simple purpose. Every constraint on level n needs to be clarified after Level n-1 . The order of clarification in each order doesn't matter. Notice that is the safe way to </text:p>
        <text:p text:style-name="P7"><text:span text:style-name="T1">4.5:Maintenance constraints </text:span></text:p>
        <text:p text:style-name="P7"><text:span text:style-name="T2">The maintenance issues is far less dependent on other constraints than the copyright issues.</text:span></text:p>
        <text:p text:style-name="P8">Firstly , we need to have the Source Code Distribution Policy in order to specify the maintenance issues! Will our privately-funded team maintain the code(closed source scenario) or the maintenance will lead by the open source community?(Open source scenario)</text:p>
        <text:p text:style-name="P7"><text:span text:style-name="T2">Secondly , the we need to clarify first the context issues in order to be able to specify the maintenance issues in conjunction with the Source Code Distribution Policy , will <text:s/>the privately-funded team of historians continue to support the context of the game (closes source policy) or the development of context will finally lead by the open-source community?</text:span></text:p>
        <text:p text:style-name="P7"><text:span text:style-name="T2">Lastly , we need to consider the profit policy in order to solve all maintenance issues. If the policy is non-profit and in the same time closed source , how our team of experts will paid?There is any discussion about paid maintenance in this point?</text:span></text:p>
        <text:p text:style-name="P7"><text:span text:style-name="T2">By discovering theese connections our diagram will transformed as follows…</text:span></text:p>
        <text:p text:style-name="P8">Now our diagram makes clear what <text:span text:style-name="T4">constraints </text:span>need clarification first. The order follows…<text:p><draw:frame text:anchor-type="paragraph" draw:z-index="0" draw:style-name="graphic1" svg:width="5.9366in" svg:height="4.0319in"><draw:image xlink:href="Pictures/2" xlink:type="simple" xlink:show="embed" xlink:actuate="onLoad"/></draw:frame></text:p></text:p>
        <text:list text:style-name="L3">
          <text:list-item>
            <text:p text:style-name="P10">Level 1</text:p>
            <text:list>
              <text:list-item>
                <text:p text:style-name="P11">Security Constraints</text:p>
              </text:list-item>
              <text:list-item>
                <text:p text:style-name="P11">Context Requirements</text:p>
              </text:list-item>
              <text:list-item>
                <text:p text:style-name="P11">Data Requirements</text:p>
              </text:list-item>
              <text:list-item>
                <text:p text:style-name="P11">Speed Constraints</text:p>
              </text:list-item>
            </text:list>
          </text:list-item>
          <text:list-item>
            <text:p text:style-name="P10">Level 2</text:p>
            <text:list>
              <text:list-item>
                <text:p text:style-name="P11">Legal Constraints</text:p>
              </text:list-item>
              <text:list-item>
                <text:p text:style-name="P11">Source Code Distribution Policy</text:p>
              </text:list-item>
              <text:list-item>
                <text:p text:style-name="P11">Ownership issues</text:p>
              </text:list-item>
              <text:list-item>
                <text:p text:style-name="P11">Profit Policy</text:p>
              </text:list-item>
            </text:list>
          </text:list-item>
          <text:list-item>
            <text:p text:style-name="P10">Level 3</text:p>
            <text:list>
              <text:list-item>
                <text:p text:style-name="P11">Copyright</text:p>
              </text:list-item>
              <text:list-item>
                <text:p text:style-name="P11">Maintenance Constraints</text:p>
              </text:list-item>
            </text:list>
          </text:list-item>
        </text:list>
        <text:p text:style-name="P12">4.6 : Technical Constraints</text:p>
        <text:p text:style-name="P12"/>
        <text:p text:style-name="P13"><text:span text:style-name="T1">4.7:Requirements Part </text:span></text:p>
        <text:p text:style-name="P13"><text:span text:style-name="T3">Just like constraints , requirements maintain depedencies with each other , and we need to discover these in order to clarify first the most important ones.</text:span></text:p>
        <text:p text:style-name="P13"><text:span text:style-name="T3">As we saw in question 3 , the main disquisition was about these requirements</text:span></text:p>
        <text:p text:style-name="P13"/>
        <text:list text:style-name="L4">
          <text:list-item>
            <text:p text:style-name="P14"><text:span text:style-name="T3">Type of game</text:span></text:p>
          </text:list-item>
          <text:list-item>
            <text:p text:style-name="P14"><text:span text:style-name="T3">Device </text:span></text:p>
          </text:list-item>
          <text:list-item>
            <text:p text:style-name="P14"><text:span text:style-name="T3">Type of playing(Multiplayer-Single Player)</text:span></text:p>
          </text:list-item>
          <text:list-item>
            <text:p text:style-name="P14"><text:span text:style-name="T3">Age concerns</text:span></text:p>
          </text:list-item>
          <text:list-item>
            <text:p text:style-name="P14"><text:span text:style-name="T3">collaborative / competitive game</text:span></text:p>
          </text:list-item>
          <text:list-item>
            <text:p text:style-name="P14"><text:span text:style-name="T3">Size requirements</text:span></text:p>
          </text:list-item>
          <text:list-item>
            <text:p text:style-name="P14"><text:span text:style-name="T3">difficulty(Background knowledge )</text:span></text:p>
          </text:list-item>
          <text:list-item>
            <text:p text:style-name="P14"><text:span text:style-name="T3">Contain information inside the game or not</text:span></text:p>
          </text:list-item>
          <text:list-item>
            <text:p text:style-name="P14"><text:span text:style-name="T3">High Scores</text:span></text:p>
          </text:list-item>
          <text:list-item>
            <text:p text:style-name="P14"><text:span text:style-name="T3">Online or not</text:span></text:p>
          </text:list-item>
          <text:list-item>
            <text:p text:style-name="P14"><text:span text:style-name="T3">Straight Forward / user defined branches</text:span></text:p>
          </text:list-item>
        </text:list>
        <text:p text:style-name="P13"><text:span text:style-name="T3">Just like the previous paragraphs , we will create a diagram as the analysis progresses in order to reflect the </text:span></text:p>
        <text:p text:style-name="P13"/>
        <text:p text:style-name="P13"/>
        <text:p text:style-name="P13"><text:span text:style-name="T3">BL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OpenSymbol" svg:font-family="OpenSymbol"/>
  </office:font-face-decls>
  <office:styles>
    <style:default-style style:family="paragraph">
      <style:paragraph-properties style:tab-stop-distance="0.4925in"/>
    </style:default-style>
    <style:style style:family="text" style:name="Bullet-Symbols-text" style:display-name="Bullet Symbols_text" style:next-style-name="Bullet-Symbols-text">
      <style:text-properties style:font-name="OpenSymbol"/>
    </style: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15%" fo:margin-top="0in" fo:margin-bottom="0.0972in"/>
    </style:style>
    <style:style style:family="paragraph" style:name="Normal" style:display-name="Normal">
      <style:paragraph-properties fo:widows="2" fo:orphans="2" style:writing-mode="lr"/>
      <style:text-properties style:font-name="Liberation Serif" fo:font-size="12pt" fo:language="en" fo:country="US"/>
    </style:style>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18-10-27T20:40:28.541045821</meta:creation-date>
    <dc:date>Mon Oct 29 18:35:43 2018
</dc:date>
  </office:meta>
</office:document-meta>
</file>